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O.getLongid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Longid4( Long longid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Longid3( Long longid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List.getVo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Longid1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Longid9( Long longid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Longid1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Longid1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Longid12( Long longid1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Longid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Longid13( Long longid13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Longid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Longid1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Longid5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Longid1( Long longid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Longid8( Long longid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Longid1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Longid1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List.setVolist( VO [ ] voli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Longid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Longid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Longid1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408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VO.setLongid11( Long longid1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Longid1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List.getLongid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Longid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List.setLongid0( Long longid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Longid1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Longid5( Long longid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Longid1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Longid10( Long longid1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408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Longid19( Long longid19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Longid18( Long longid18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Longid6( Long longid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List.setLongid1( Long longid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Longid17( Long longid1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Longid7( Long longid7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Longid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Longid2( Long longid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Longid14( Long longid14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408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VO.getLongid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Longid0( Long longid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Longid15( Long longid15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getLongid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List.getLongid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.setLongid16( Long longid16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